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5ecdb"/>
    </style:style>
    <style:style style:name="P2" style:family="paragraph" style:parent-style-name="No_20_Spacing">
      <style:paragraph-properties fo:margin-top="0.141cm" fo:margin-bottom="0.071cm" style:contextual-spacing="false" fo:text-align="center" style:justify-single-word="false"/>
      <style:text-properties fo:color="#000000" loext:opacity="100%"/>
    </style:style>
    <style:style style:name="P3" style:family="paragraph" style:parent-style-name="Standard">
      <style:text-properties officeooo:paragraph-rsid="0005ecdb"/>
    </style:style>
    <style:style style:name="P4" style:family="paragraph" style:parent-style-name="Standard">
      <style:text-properties officeooo:paragraph-rsid="0005ecdb"/>
    </style:style>
    <style:style style:name="P5" style:family="paragraph" style:parent-style-name="Standard">
      <style:text-properties fo:font-weight="bold" officeooo:paragraph-rsid="0005ecdb" style:font-weight-asian="bold" style:font-weight-complex="bold"/>
    </style:style>
    <style:style style:name="P6" style:family="paragraph" style:parent-style-name="Standard">
      <style:paragraph-properties fo:break-before="page"/>
      <style:text-properties officeooo:paragraph-rsid="0005ecdb"/>
    </style:style>
    <style:style style:name="P7" style:family="paragraph" style:parent-style-name="Standard">
      <style:paragraph-properties fo:break-before="page"/>
      <style:text-properties fo:font-weight="bold" officeooo:paragraph-rsid="0005ecdb" style:font-weight-asian="bold" style:font-weight-complex="bold"/>
    </style:style>
    <style:style style:name="P8" style:family="paragraph" style:parent-style-name="Standard">
      <style:paragraph-properties fo:margin-top="9.999cm" fo:margin-bottom="0cm" style:contextual-spacing="false" fo:text-align="center" style:justify-single-word="false" fo:break-before="page"/>
      <style:text-properties fo:font-size="22pt" fo:font-style="normal" fo:font-weight="bold" officeooo:rsid="0005ecdb" officeooo:paragraph-rsid="0005ecdb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5ecdb" style:font-size-asian="14pt" style:font-name-complex="Times New Roman1" style:font-size-complex="14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officeooo:rsid="0005ec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Техническое задание на разработку сайта<text:line-break/>Интернет магазина видеокарт</text:span></text:p>
      <text:p text:style-name="P7"><text:span text:style-name="T1">1. Введение</text:span></text:p>
      <text:p text:style-name="P3"><text:span text:style-name="T1">В документе содержится техническое задание для разработки сайта интернет-магазина </text:span><text:span text:style-name="T2">видеокарт</text:span><text:span text:style-name="T1">. Компания предоставляет полный комплекс услуг по оформлению и доставке заказов </text:span><text:span text:style-name="T2">видеокарт</text:span><text:span text:style-name="T1">.</text:span></text:p>
      <text:p text:style-name="P5"><text:span text:style-name="T1">2. Назначение</text:span></text:p>
      <text:p text:style-name="P3"><text:span text:style-name="T1">Основные задачи интернет-магазина — получение информации о продукции бренда и прямые продажи.</text:span></text:p>
      <text:p text:style-name="P3"><text:span text:style-name="T1">3. Структура и описание</text:span></text:p>
      <text:p text:style-name="P3"><text:span text:style-name="T1"><text:tab/>Фильтры</text:span></text:p>
      <text:p text:style-name="P3"><text:span text:style-name="T1">Возможен поиск товаров каталога по критериям:</text:span></text:p>
      <text:p text:style-name="P3"><text:span text:style-name="T1">•<text:tab/>цена</text:span></text:p>
      <text:p text:style-name="P3"><text:span text:style-name="T1">•<text:tab/>название</text:span></text:p>
      <text:p text:style-name="P3"><text:span text:style-name="T1">•<text:tab/>тип продукта</text:span></text:p>
      <text:p text:style-name="P3"><text:span text:style-name="T1"><text:tab/>Сравнение товаров</text:span></text:p>
      <text:p text:style-name="P3"><text:span text:style-name="T1">Есть возможность сравнить товары (несколько позиций одновременно) по заданным характеристикам, выбрав их в каталоге. После выбора, продукты собираются на соотв. странице сайта, куда пользователь может перейти в текущей сессии и сравнить отобранные товары.</text:span></text:p>
      <text:p text:style-name="P3"><text:span text:style-name="T1"><text:tab/>Обратная связь, поддержка</text:span></text:p>
      <text:p text:style-name="P3"><text:span text:style-name="T1">На каждой странице есть ссылка-кнопка, при нажатии на которую открывается всплывающее окно, где предлагается заполнить следующие поля:</text:span></text:p>
      <text:p text:style-name="P3"><text:span text:style-name="T1">•<text:tab/>Имя</text:span></text:p>
      <text:p text:style-name="P3"><text:span text:style-name="T1">•<text:tab/>Адрес эл. почты</text:span></text:p>
      <text:p text:style-name="P3"><text:span text:style-name="T1">•<text:tab/>Телефон</text:span></text:p>
      <text:p text:style-name="P3"><text:span text:style-name="T1">•<text:tab/>Тема</text:span></text:p>
      <text:p text:style-name="P3"><text:span text:style-name="T1">•<text:tab/>Сообщение</text:span></text:p>
      <text:p text:style-name="P3"><text:span text:style-name="T1"><text:tab/>Ротация информационных блоков</text:span></text:p>
      <text:p text:style-name="P3"><text:span text:style-name="T1">В правой колонке на всех страницах сайта (по всей высоте), расположены несколько информационных блоков :</text:span></text:p>
      <text:p text:style-name="P3"><text:span text:style-name="T1">•<text:tab/>Условия обслуживания (в виде анонса-ссылки), </text:span></text:p>
      <text:p text:style-name="P3"><text:span text:style-name="T1">•<text:tab/></text:span><text:span text:style-name="T2">Каталог</text:span><text:span text:style-name="T1"> (в виде анонса-ссылки),</text:span></text:p>
      <text:p text:style-name="P3"><text:span text:style-name="T1"><text:tab/>Поиск по сайту</text:span></text:p>
      <text:p text:style-name="P3"><text:span text:style-name="T1">Поиск ищет слова и их сочетания по товарам и всем страницам сайта. Блок поиска есть на каждой странице сайта.</text:span></text:p>
      <text:p text:style-name="P3"><text:span text:style-name="T1"><text:tab/>Регистрация и авторизация пользователей</text:span></text:p>
      <text:p text:style-name="P3"><text:span text:style-name="T1">Блок авторизации (поля логина и пароля) есть на всех страницах сайта. Также, в этом блоке присутствует ссылки: «Забыли пароль?», «Зарегистрироваться».</text:span></text:p>
      <text:p text:style-name="P3"><text:span text:style-name="T1">На всех страницах есть поле для ввода адреса эл. почты с возможностью подписаться (или отписаться) от новостей сайта.</text:span></text:p>
      <text:p text:style-name="P5"><text:span text:style-name="T1">4. Сценарии</text:span></text:p>
      <text:p text:style-name="P3"><text:span text:style-name="T1">Сайт будет использоваться:</text:span></text:p>
      <text:list xml:id="list1620212073" text:style-name="WWNum1">
        <text:list-item>
          <text:p text:style-name="P1"><text:span text:style-name="T1">Для продаж;</text:span></text:p>
        </text:list-item>
        <text:list-item>
          <text:p text:style-name="P1"><text:span text:style-name="T1">Для изучения ассортимента и составления списка желаний;</text:span></text:p>
        </text:list-item>
        <text:list-item>
          <text:p text:style-name="P1"><text:span text:style-name="T1">Для получения информации о продукции бренда.</text:span></text:p>
        </text:list-item>
      </text:list>
      <text:p text:style-name="P5"><text:soft-page-break/><text:span text:style-name="T1">5. Контент</text:span></text:p>
      <text:p text:style-name="P3"><text:span text:style-name="T1">Текстовый контент для всех разделов и карточек товаров создаёт исполнитель. Подготовка изображений, видео и постов в блог остаётся за заказчиком.</text:span></text:p>
      <text:p text:style-name="P5"><text:span text:style-name="T1">6. </text:span><text:span text:style-name="T2">Условия</text:span></text:p>
      <text:p text:style-name="P3"><text:span text:style-name="T1">Общий срок создания интернет-магазина составляет 40 дней. Из них:</text:span></text:p>
      <text:p text:style-name="P3"><text:span text:style-name="T1">15 дней – дизайн оригинал-макета, разработка и озвучивание флэш-презентации, верстка статического шаблона первой и внутренней страниц сайта.</text:span></text:p>
      <text:p text:style-name="P3"><text:span text:style-name="T1">25 дней - программирование, подключение администраторского модуля, верстка контент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ru" style:country-asian="RU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2T21:19:48.083000000</meta:creation-date>
    <dc:date>2020-10-02T21:26:24.087000000</dc:date>
    <meta:editing-duration>PT6M36S</meta:editing-duration>
    <meta:editing-cycles>1</meta:editing-cycles>
    <meta:document-statistic meta:table-count="0" meta:image-count="0" meta:object-count="0" meta:page-count="3" meta:paragraph-count="40" meta:word-count="303" meta:character-count="2201" meta:non-whitespace-character-count="1932"/>
    <meta:generator>LibreOffice/7.0.1.2$Windows_X86_64 LibreOffice_project/7cbcfc562f6eb6708b5ff7d7397325de9e764452</meta:generator>
  </office:meta>
</office:document-meta>
</file>